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701in"/>
    </style:style>
    <style:style style:name="co2" style:family="table-column">
      <style:table-column-properties fo:break-before="auto" style:column-width="0.2098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1854in"/>
    </style:style>
    <style:style style:name="co5" style:family="table-column">
      <style:table-column-properties fo:break-before="auto" style:column-width="0.7543in"/>
    </style:style>
    <style:style style:name="co6" style:family="table-column">
      <style:table-column-properties fo:break-before="auto" style:column-width="0.180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1" table:number-columns-repeated="16362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execution</text:p>
          </table:table-cell>
          <table:covered-table-cell table:number-columns-repeated="5" table:style-name="ce4"/>
          <table:table-cell/>
          <table:table-cell table:style-name="ce3" office:value-type="string" calcext:value-type="string" table:number-columns-spanned="6" table:number-rows-spanned="1">
            <text:p>memory</text:p>
          </table:table-cell>
          <table:covered-table-cell table:number-columns-repeated="5" table:style-name="ce4"/>
          <table:table-cell/>
          <table:table-cell table:style-name="ce3" office:value-type="string" calcext:value-type="string" table:number-columns-spanned="6" table:number-rows-spanned="1">
            <text:p>wb</text:p>
          </table:table-cell>
          <table:covered-table-cell table:number-columns-repeated="5" table:style-name="ce4"/>
          <table:table-cell table:number-columns-repeated="16362"/>
        </table:table-row>
        <table:table-row table:style-name="ro1">
          <table:table-cell office:value-type="string" calcext:value-type="string">
            <text:p>opcode</text:p>
          </table:table-cell>
          <table:table-cell table:style-name="ce1" office:value-type="string" calcext:value-type="string">
            <text:p>instruction</text:p>
          </table:table-cell>
          <table:table-cell/>
          <table:table-cell table:style-name="ce5"/>
          <table:table-cell table:style-name="ce5" office:value-type="string" calcext:value-type="string">
            <text:p>st/ld</text:p>
          </table:table-cell>
          <table:table-cell table:style-name="ce3" office:value-type="string" calcext:value-type="string" table:number-columns-spanned="2" table:number-rows-spanned="1">
            <text:p>exsc</text:p>
          </table:table-cell>
          <table:covered-table-cell table:style-name="ce4"/>
          <table:table-cell office:value-type="string" calcext:value-type="string">
            <text:p>im</text:p>
          </table:table-cell>
          <table:table-cell table:number-columns-repeated="3"/>
          <table:table-cell table:style-name="ce6"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table:style-name="ce6" office:value-type="string" calcext:value-type="string">
            <text:p>st/ld</text:p>
          </table:table-cell>
          <table:table-cell table:style-name="ce6" office:value-type="string" calcext:value-type="string">
            <text:p>jmp</text:p>
          </table:table-cell>
          <table:table-cell table:number-columns-repeated="4"/>
          <table:table-cell table:style-name="ce3" office:value-type="string" calcext:value-type="string" table:number-columns-spanned="2" table:number-rows-spanned="1">
            <text:p>loc</text:p>
          </table:table-cell>
          <table:covered-table-cell table:style-name="ce4"/>
          <table:table-cell office:value-type="string" calcext:value-type="string">
            <text:p>wr</text:p>
          </table:table-cell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3];[.D3];[.E3];[.F3];[.G3];[.H3]))" office:value-type="string" office:string-value="2" calcext:value-type="string">
            <text:p>2</text:p>
          </table:table-cell>
          <table:table-cell table:formula="of:=BIN2HEX(COM.MICROSOFT.TEXTJOIN(&quot;&quot;;0;[.J3];[.K3];[.L3];[.M3];[.N3];[.O3]))" office:value-type="string" office:string-value="0" calcext:value-type="string">
            <text:p>0</text:p>
          </table:table-cell>
          <table:table-cell table:formula="of:=BIN2HEX(COM.MICROSOFT.TEXTJOIN(&quot;&quot;;0;[.Q3];[.R3];[.S3];[.T3];[.U3];[.V3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4];[.D4];[.E4];[.F4];[.G4];[.H4]))" office:value-type="string" office:string-value="2" calcext:value-type="string">
            <text:p>2</text:p>
          </table:table-cell>
          <table:table-cell table:formula="of:=BIN2HEX(COM.MICROSOFT.TEXTJOIN(&quot;&quot;;0;[.J4];[.K4];[.L4];[.M4];[.N4];[.O4]))" office:value-type="string" office:string-value="0" calcext:value-type="string">
            <text:p>0</text:p>
          </table:table-cell>
          <table:table-cell table:formula="of:=BIN2HEX(COM.MICROSOFT.TEXTJOIN(&quot;&quot;;0;[.Q4];[.R4];[.S4];[.T4];[.U4];[.V4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5];[.D5];[.E5];[.F5];[.G5];[.H5]))" office:value-type="string" office:string-value="2" calcext:value-type="string">
            <text:p>2</text:p>
          </table:table-cell>
          <table:table-cell table:formula="of:=BIN2HEX(COM.MICROSOFT.TEXTJOIN(&quot;&quot;;0;[.J5];[.K5];[.L5];[.M5];[.N5];[.O5]))" office:value-type="string" office:string-value="0" calcext:value-type="string">
            <text:p>0</text:p>
          </table:table-cell>
          <table:table-cell table:formula="of:=BIN2HEX(COM.MICROSOFT.TEXTJOIN(&quot;&quot;;0;[.Q5];[.R5];[.S5];[.T5];[.U5];[.V5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6];[.D6];[.E6];[.F6];[.G6];[.H6]))" office:value-type="string" office:string-value="2" calcext:value-type="string">
            <text:p>2</text:p>
          </table:table-cell>
          <table:table-cell table:formula="of:=BIN2HEX(COM.MICROSOFT.TEXTJOIN(&quot;&quot;;0;[.J6];[.K6];[.L6];[.M6];[.N6];[.O6]))" office:value-type="string" office:string-value="0" calcext:value-type="string">
            <text:p>0</text:p>
          </table:table-cell>
          <table:table-cell table:formula="of:=BIN2HEX(COM.MICROSOFT.TEXTJOIN(&quot;&quot;;0;[.Q6];[.R6];[.S6];[.T6];[.U6];[.V6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7];[.D7];[.E7];[.F7];[.G7];[.H7]))" office:value-type="string" office:string-value="2" calcext:value-type="string">
            <text:p>2</text:p>
          </table:table-cell>
          <table:table-cell table:formula="of:=BIN2HEX(COM.MICROSOFT.TEXTJOIN(&quot;&quot;;0;[.J7];[.K7];[.L7];[.M7];[.N7];[.O7]))" office:value-type="string" office:string-value="0" calcext:value-type="string">
            <text:p>0</text:p>
          </table:table-cell>
          <table:table-cell table:formula="of:=BIN2HEX(COM.MICROSOFT.TEXTJOIN(&quot;&quot;;0;[.Q7];[.R7];[.S7];[.T7];[.U7];[.V7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8];[.D8];[.E8];[.F8];[.G8];[.H8]))" office:value-type="string" office:string-value="2" calcext:value-type="string">
            <text:p>2</text:p>
          </table:table-cell>
          <table:table-cell table:formula="of:=BIN2HEX(COM.MICROSOFT.TEXTJOIN(&quot;&quot;;0;[.J8];[.K8];[.L8];[.M8];[.N8];[.O8]))" office:value-type="string" office:string-value="0" calcext:value-type="string">
            <text:p>0</text:p>
          </table:table-cell>
          <table:table-cell table:formula="of:=BIN2HEX(COM.MICROSOFT.TEXTJOIN(&quot;&quot;;0;[.Q8];[.R8];[.S8];[.T8];[.U8];[.V8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9];[.D9];[.E9];[.F9];[.G9];[.H9]))" office:value-type="string" office:string-value="2" calcext:value-type="string">
            <text:p>2</text:p>
          </table:table-cell>
          <table:table-cell table:formula="of:=BIN2HEX(COM.MICROSOFT.TEXTJOIN(&quot;&quot;;0;[.J9];[.K9];[.L9];[.M9];[.N9];[.O9]))" office:value-type="string" office:string-value="0" calcext:value-type="string">
            <text:p>0</text:p>
          </table:table-cell>
          <table:table-cell table:formula="of:=BIN2HEX(COM.MICROSOFT.TEXTJOIN(&quot;&quot;;0;[.Q9];[.R9];[.S9];[.T9];[.U9];[.V9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10];[.D10];[.E10];[.F10];[.G10];[.H10]))" office:value-type="string" office:string-value="2" calcext:value-type="string">
            <text:p>2</text:p>
          </table:table-cell>
          <table:table-cell table:formula="of:=BIN2HEX(COM.MICROSOFT.TEXTJOIN(&quot;&quot;;0;[.J10];[.K10];[.L10];[.M10];[.N10];[.O10]))" office:value-type="string" office:string-value="0" calcext:value-type="string">
            <text:p>0</text:p>
          </table:table-cell>
          <table:table-cell table:formula="of:=BIN2HEX(COM.MICROSOFT.TEXTJOIN(&quot;&quot;;0;[.Q10];[.R10];[.S10];[.T10];[.U10];[.V10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11];[.D11];[.E11];[.F11];[.G11];[.H11]))" office:value-type="string" office:string-value="2" calcext:value-type="string">
            <text:p>2</text:p>
          </table:table-cell>
          <table:table-cell table:formula="of:=BIN2HEX(COM.MICROSOFT.TEXTJOIN(&quot;&quot;;0;[.J11];[.K11];[.L11];[.M11];[.N11];[.O11]))" office:value-type="string" office:string-value="0" calcext:value-type="string">
            <text:p>0</text:p>
          </table:table-cell>
          <table:table-cell table:formula="of:=BIN2HEX(COM.MICROSOFT.TEXTJOIN(&quot;&quot;;0;[.Q11];[.R11];[.S11];[.T11];[.U11];[.V11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12];[.D12];[.E12];[.F12];[.G12];[.H12]))" office:value-type="string" office:string-value="2" calcext:value-type="string">
            <text:p>2</text:p>
          </table:table-cell>
          <table:table-cell table:formula="of:=BIN2HEX(COM.MICROSOFT.TEXTJOIN(&quot;&quot;;0;[.J12];[.K12];[.L12];[.M12];[.N12];[.O12]))" office:value-type="string" office:string-value="0" calcext:value-type="string">
            <text:p>0</text:p>
          </table:table-cell>
          <table:table-cell table:formula="of:=BIN2HEX(COM.MICROSOFT.TEXTJOIN(&quot;&quot;;0;[.Q12];[.R12];[.S12];[.T12];[.U12];[.V12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o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13];[.D13];[.E13];[.F13];[.G13];[.H13]))" office:value-type="string" office:string-value="2" calcext:value-type="string">
            <text:p>2</text:p>
          </table:table-cell>
          <table:table-cell table:formula="of:=BIN2HEX(COM.MICROSOFT.TEXTJOIN(&quot;&quot;;0;[.J13];[.K13];[.L13];[.M13];[.N13];[.O13]))" office:value-type="string" office:string-value="0" calcext:value-type="string">
            <text:p>0</text:p>
          </table:table-cell>
          <table:table-cell table:formula="of:=BIN2HEX(COM.MICROSOFT.TEXTJOIN(&quot;&quot;;0;[.Q13];[.R13];[.S13];[.T13];[.U13];[.V13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14];[.D14];[.E14];[.F14];[.G14];[.H14]))" office:value-type="string" office:string-value="2" calcext:value-type="string">
            <text:p>2</text:p>
          </table:table-cell>
          <table:table-cell table:formula="of:=BIN2HEX(COM.MICROSOFT.TEXTJOIN(&quot;&quot;;0;[.J14];[.K14];[.L14];[.M14];[.N14];[.O14]))" office:value-type="string" office:string-value="0" calcext:value-type="string">
            <text:p>0</text:p>
          </table:table-cell>
          <table:table-cell table:formula="of:=BIN2HEX(COM.MICROSOFT.TEXTJOIN(&quot;&quot;;0;[.Q14];[.R14];[.S14];[.T14];[.U14];[.V14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15];[.D15];[.E15];[.F15];[.G15];[.H15]))" office:value-type="string" office:string-value="2" calcext:value-type="string">
            <text:p>2</text:p>
          </table:table-cell>
          <table:table-cell table:formula="of:=BIN2HEX(COM.MICROSOFT.TEXTJOIN(&quot;&quot;;0;[.J15];[.K15];[.L15];[.M15];[.N15];[.O15]))" office:value-type="string" office:string-value="0" calcext:value-type="string">
            <text:p>0</text:p>
          </table:table-cell>
          <table:table-cell table:formula="of:=BIN2HEX(COM.MICROSOFT.TEXTJOIN(&quot;&quot;;0;[.Q15];[.R15];[.S15];[.T15];[.U15];[.V15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16];[.D16];[.E16];[.F16];[.G16];[.H16]))" office:value-type="string" office:string-value="2" calcext:value-type="string">
            <text:p>2</text:p>
          </table:table-cell>
          <table:table-cell table:formula="of:=BIN2HEX(COM.MICROSOFT.TEXTJOIN(&quot;&quot;;0;[.J16];[.K16];[.L16];[.M16];[.N16];[.O16]))" office:value-type="string" office:string-value="0" calcext:value-type="string">
            <text:p>0</text:p>
          </table:table-cell>
          <table:table-cell table:formula="of:=BIN2HEX(COM.MICROSOFT.TEXTJOIN(&quot;&quot;;0;[.Q16];[.R16];[.S16];[.T16];[.U16];[.V16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17];[.D17];[.E17];[.F17];[.G17];[.H17]))" office:value-type="string" office:string-value="2" calcext:value-type="string">
            <text:p>2</text:p>
          </table:table-cell>
          <table:table-cell table:formula="of:=BIN2HEX(COM.MICROSOFT.TEXTJOIN(&quot;&quot;;0;[.J17];[.K17];[.L17];[.M17];[.N17];[.O17]))" office:value-type="string" office:string-value="0" calcext:value-type="string">
            <text:p>0</text:p>
          </table:table-cell>
          <table:table-cell table:formula="of:=BIN2HEX(COM.MICROSOFT.TEXTJOIN(&quot;&quot;;0;[.Q17];[.R17];[.S17];[.T17];[.U17];[.V17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h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18];[.D18];[.E18];[.F18];[.G18];[.H18]))" office:value-type="string" office:string-value="3" calcext:value-type="string">
            <text:p>3</text:p>
          </table:table-cell>
          <table:table-cell table:formula="of:=BIN2HEX(COM.MICROSOFT.TEXTJOIN(&quot;&quot;;0;[.J18];[.K18];[.L18];[.M18];[.N18];[.O18]))" office:value-type="string" office:string-value="0" calcext:value-type="string">
            <text:p>0</text:p>
          </table:table-cell>
          <table:table-cell table:formula="of:=BIN2HEX(COM.MICROSOFT.TEXTJOIN(&quot;&quot;;0;[.Q18];[.R18];[.S18];[.T18];[.U18];[.V18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2"/>
          <table:table-cell table:formula="of:=BIN2HEX(COM.MICROSOFT.TEXTJOIN(&quot;&quot;;0;[.C19];[.D19];[.E19];[.F19];[.G19];[.H19]))" office:value-type="string" office:string-value="0" calcext:value-type="string">
            <text:p>0</text:p>
          </table:table-cell>
          <table:table-cell table:formula="of:=BIN2HEX(COM.MICROSOFT.TEXTJOIN(&quot;&quot;;0;[.J19];[.K19];[.L19];[.M19];[.N19];[.O19]))" office:value-type="string" office:string-value="0" calcext:value-type="string">
            <text:p>0</text:p>
          </table:table-cell>
          <table:table-cell table:formula="of:=BIN2HEX(COM.MICROSOFT.TEXTJOIN(&quot;&quot;;0;[.Q19];[.R19];[.S19];[.T19];[.U19];[.V19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20];[.D20];[.E20];[.F20];[.G20];[.H20]))" office:value-type="string" office:string-value="3" calcext:value-type="string">
            <text:p>3</text:p>
          </table:table-cell>
          <table:table-cell table:formula="of:=BIN2HEX(COM.MICROSOFT.TEXTJOIN(&quot;&quot;;0;[.J20];[.K20];[.L20];[.M20];[.N20];[.O20]))" office:value-type="string" office:string-value="0" calcext:value-type="string">
            <text:p>0</text:p>
          </table:table-cell>
          <table:table-cell table:formula="of:=BIN2HEX(COM.MICROSOFT.TEXTJOIN(&quot;&quot;;0;[.Q20];[.R20];[.S20];[.T20];[.U20];[.V20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21];[.D21];[.E21];[.F21];[.G21];[.H21]))" office:value-type="string" office:string-value="3" calcext:value-type="string">
            <text:p>3</text:p>
          </table:table-cell>
          <table:table-cell table:formula="of:=BIN2HEX(COM.MICROSOFT.TEXTJOIN(&quot;&quot;;0;[.J21];[.K21];[.L21];[.M21];[.N21];[.O21]))" office:value-type="string" office:string-value="0" calcext:value-type="string">
            <text:p>0</text:p>
          </table:table-cell>
          <table:table-cell table:formula="of:=BIN2HEX(COM.MICROSOFT.TEXTJOIN(&quot;&quot;;0;[.Q21];[.R21];[.S21];[.T21];[.U21];[.V21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22];[.D22];[.E22];[.F22];[.G22];[.H22]))" office:value-type="string" office:string-value="3" calcext:value-type="string">
            <text:p>3</text:p>
          </table:table-cell>
          <table:table-cell table:formula="of:=BIN2HEX(COM.MICROSOFT.TEXTJOIN(&quot;&quot;;0;[.J22];[.K22];[.L22];[.M22];[.N22];[.O22]))" office:value-type="string" office:string-value="0" calcext:value-type="string">
            <text:p>0</text:p>
          </table:table-cell>
          <table:table-cell table:formula="of:=BIN2HEX(COM.MICROSOFT.TEXTJOIN(&quot;&quot;;0;[.Q22];[.R22];[.S22];[.T22];[.U22];[.V22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l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23];[.D23];[.E23];[.F23];[.G23];[.H23]))" office:value-type="string" office:string-value="3" calcext:value-type="string">
            <text:p>3</text:p>
          </table:table-cell>
          <table:table-cell table:formula="of:=BIN2HEX(COM.MICROSOFT.TEXTJOIN(&quot;&quot;;0;[.J23];[.K23];[.L23];[.M23];[.N23];[.O23]))" office:value-type="string" office:string-value="0" calcext:value-type="string">
            <text:p>0</text:p>
          </table:table-cell>
          <table:table-cell table:formula="of:=BIN2HEX(COM.MICROSOFT.TEXTJOIN(&quot;&quot;;0;[.Q23];[.R23];[.S23];[.T23];[.U23];[.V23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v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24];[.D24];[.E24];[.F24];[.G24];[.H24]))" office:value-type="string" office:string-value="3" calcext:value-type="string">
            <text:p>3</text:p>
          </table:table-cell>
          <table:table-cell table:formula="of:=BIN2HEX(COM.MICROSOFT.TEXTJOIN(&quot;&quot;;0;[.J24];[.K24];[.L24];[.M24];[.N24];[.O24]))" office:value-type="string" office:string-value="0" calcext:value-type="string">
            <text:p>0</text:p>
          </table:table-cell>
          <table:table-cell table:formula="of:=BIN2HEX(COM.MICROSOFT.TEXTJOIN(&quot;&quot;;0;[.Q24];[.R24];[.S24];[.T24];[.U24];[.V24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25];[.D25];[.E25];[.F25];[.G25];[.H25]))" office:value-type="string" office:string-value="3" calcext:value-type="string">
            <text:p>3</text:p>
          </table:table-cell>
          <table:table-cell table:formula="of:=BIN2HEX(COM.MICROSOFT.TEXTJOIN(&quot;&quot;;0;[.J25];[.K25];[.L25];[.M25];[.N25];[.O25]))" office:value-type="string" office:string-value="0" calcext:value-type="string">
            <text:p>0</text:p>
          </table:table-cell>
          <table:table-cell table:formula="of:=BIN2HEX(COM.MICROSOFT.TEXTJOIN(&quot;&quot;;0;[.Q25];[.R25];[.S25];[.T25];[.U25];[.V25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26];[.D26];[.E26];[.F26];[.G26];[.H26]))" office:value-type="string" office:string-value="4" calcext:value-type="string">
            <text:p>4</text:p>
          </table:table-cell>
          <table:table-cell table:formula="of:=BIN2HEX(COM.MICROSOFT.TEXTJOIN(&quot;&quot;;0;[.J26];[.K26];[.L26];[.M26];[.N26];[.O26]))" office:value-type="string" office:string-value="0" calcext:value-type="string">
            <text:p>0</text:p>
          </table:table-cell>
          <table:table-cell table:formula="of:=BIN2HEX(COM.MICROSOFT.TEXTJOIN(&quot;&quot;;0;[.Q26];[.R26];[.S26];[.T26];[.U26];[.V26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27];[.D27];[.E27];[.F27];[.G27];[.H27]))" office:value-type="string" office:string-value="3" calcext:value-type="string">
            <text:p>3</text:p>
          </table:table-cell>
          <table:table-cell table:formula="of:=BIN2HEX(COM.MICROSOFT.TEXTJOIN(&quot;&quot;;0;[.J27];[.K27];[.L27];[.M27];[.N27];[.O27]))" office:value-type="string" office:string-value="0" calcext:value-type="string">
            <text:p>0</text:p>
          </table:table-cell>
          <table:table-cell table:formula="of:=BIN2HEX(COM.MICROSOFT.TEXTJOIN(&quot;&quot;;0;[.Q27];[.R27];[.S27];[.T27];[.U27];[.V27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28];[.D28];[.E28];[.F28];[.G28];[.H28]))" office:value-type="string" office:string-value="3" calcext:value-type="string">
            <text:p>3</text:p>
          </table:table-cell>
          <table:table-cell table:formula="of:=BIN2HEX(COM.MICROSOFT.TEXTJOIN(&quot;&quot;;0;[.J28];[.K28];[.L28];[.M28];[.N28];[.O28]))" office:value-type="string" office:string-value="0" calcext:value-type="string">
            <text:p>0</text:p>
          </table:table-cell>
          <table:table-cell table:formula="of:=BIN2HEX(COM.MICROSOFT.TEXTJOIN(&quot;&quot;;0;[.Q28];[.R28];[.S28];[.T28];[.U28];[.V28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29];[.D29];[.E29];[.F29];[.G29];[.H29]))" office:value-type="string" office:string-value="3" calcext:value-type="string">
            <text:p>3</text:p>
          </table:table-cell>
          <table:table-cell table:formula="of:=BIN2HEX(COM.MICROSOFT.TEXTJOIN(&quot;&quot;;0;[.J29];[.K29];[.L29];[.M29];[.N29];[.O29]))" office:value-type="string" office:string-value="0" calcext:value-type="string">
            <text:p>0</text:p>
          </table:table-cell>
          <table:table-cell table:formula="of:=BIN2HEX(COM.MICROSOFT.TEXTJOIN(&quot;&quot;;0;[.Q29];[.R29];[.S29];[.T29];[.U29];[.V29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30];[.D30];[.E30];[.F30];[.G30];[.H30]))" office:value-type="string" office:string-value="3" calcext:value-type="string">
            <text:p>3</text:p>
          </table:table-cell>
          <table:table-cell table:formula="of:=BIN2HEX(COM.MICROSOFT.TEXTJOIN(&quot;&quot;;0;[.J30];[.K30];[.L30];[.M30];[.N30];[.O30]))" office:value-type="string" office:string-value="0" calcext:value-type="string">
            <text:p>0</text:p>
          </table:table-cell>
          <table:table-cell table:formula="of:=BIN2HEX(COM.MICROSOFT.TEXTJOIN(&quot;&quot;;0;[.Q30];[.R30];[.S30];[.T30];[.U30];[.V30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31];[.D31];[.E31];[.F31];[.G31];[.H31]))" office:value-type="string" office:string-value="3" calcext:value-type="string">
            <text:p>3</text:p>
          </table:table-cell>
          <table:table-cell table:formula="of:=BIN2HEX(COM.MICROSOFT.TEXTJOIN(&quot;&quot;;0;[.J31];[.K31];[.L31];[.M31];[.N31];[.O31]))" office:value-type="string" office:string-value="0" calcext:value-type="string">
            <text:p>0</text:p>
          </table:table-cell>
          <table:table-cell table:formula="of:=BIN2HEX(COM.MICROSOFT.TEXTJOIN(&quot;&quot;;0;[.Q31];[.R31];[.S31];[.T31];[.U31];[.V31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32];[.D32];[.E32];[.F32];[.G32];[.H32]))" office:value-type="string" office:string-value="3" calcext:value-type="string">
            <text:p>3</text:p>
          </table:table-cell>
          <table:table-cell table:formula="of:=BIN2HEX(COM.MICROSOFT.TEXTJOIN(&quot;&quot;;0;[.J32];[.K32];[.L32];[.M32];[.N32];[.O32]))" office:value-type="string" office:string-value="0" calcext:value-type="string">
            <text:p>0</text:p>
          </table:table-cell>
          <table:table-cell table:formula="of:=BIN2HEX(COM.MICROSOFT.TEXTJOIN(&quot;&quot;;0;[.Q32];[.R32];[.S32];[.T32];[.U32];[.V32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33];[.D33];[.E33];[.F33];[.G33];[.H33]))" office:value-type="string" office:string-value="3" calcext:value-type="string">
            <text:p>3</text:p>
          </table:table-cell>
          <table:table-cell table:formula="of:=BIN2HEX(COM.MICROSOFT.TEXTJOIN(&quot;&quot;;0;[.J33];[.K33];[.L33];[.M33];[.N33];[.O33]))" office:value-type="string" office:string-value="0" calcext:value-type="string">
            <text:p>0</text:p>
          </table:table-cell>
          <table:table-cell table:formula="of:=BIN2HEX(COM.MICROSOFT.TEXTJOIN(&quot;&quot;;0;[.Q33];[.R33];[.S33];[.T33];[.U33];[.V33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sh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C34];[.D34];[.E34];[.F34];[.G34];[.H34]))" office:value-type="string" office:string-value="3" calcext:value-type="string">
            <text:p>3</text:p>
          </table:table-cell>
          <table:table-cell table:formula="of:=BIN2HEX(COM.MICROSOFT.TEXTJOIN(&quot;&quot;;0;[.J34];[.K34];[.L34];[.M34];[.N34];[.O34]))" office:value-type="string" office:string-value="0" calcext:value-type="string">
            <text:p>0</text:p>
          </table:table-cell>
          <table:table-cell table:formula="of:=BIN2HEX(COM.MICROSOFT.TEXTJOIN(&quot;&quot;;0;[.Q34];[.R34];[.S34];[.T34];[.U34];[.V34]))" office:value-type="string" office:string-value="1" calcext:value-type="string">
            <text:p>1</text:p>
          </table:table-cell>
          <table:table-cell table:number-columns-repeated="1635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2"/>
          <table:table-cell table:formula="of:=BIN2HEX(COM.MICROSOFT.TEXTJOIN(&quot;&quot;;0;[.C35];[.D35];[.E35];[.F35];[.G35];[.H35]))" office:value-type="string" office:string-value="0" calcext:value-type="string">
            <text:p>0</text:p>
          </table:table-cell>
          <table:table-cell table:formula="of:=BIN2HEX(COM.MICROSOFT.TEXTJOIN(&quot;&quot;;0;[.J35];[.K35];[.L35];[.M35];[.N35];[.O35]))" office:value-type="string" office:string-value="0" calcext:value-type="string">
            <text:p>0</text:p>
          </table:table-cell>
          <table:table-cell table:formula="of:=BIN2HEX(COM.MICROSOFT.TEXTJOIN(&quot;&quot;;0;[.Q35];[.R35];[.S35];[.T35];[.U35];[.V35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C36];[.D36];[.E36];[.F36];[.G36];[.H36]))" office:value-type="string" office:string-value="0" calcext:value-type="string">
            <text:p>0</text:p>
          </table:table-cell>
          <table:table-cell table:formula="of:=BIN2HEX(COM.MICROSOFT.TEXTJOIN(&quot;&quot;;0;[.J36];[.K36];[.L36];[.M36];[.N36];[.O36]))" office:value-type="string" office:string-value="1" calcext:value-type="string">
            <text:p>1</text:p>
          </table:table-cell>
          <table:table-cell table:formula="of:=BIN2HEX(COM.MICROSOFT.TEXTJOIN(&quot;&quot;;0;[.Q36];[.R36];[.S36];[.T36];[.U36];[.V36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C37];[.D37];[.E37];[.F37];[.G37];[.H37]))" office:value-type="string" office:string-value="0" calcext:value-type="string">
            <text:p>0</text:p>
          </table:table-cell>
          <table:table-cell table:formula="of:=BIN2HEX(COM.MICROSOFT.TEXTJOIN(&quot;&quot;;0;[.J37];[.K37];[.L37];[.M37];[.N37];[.O37]))" office:value-type="string" office:string-value="1" calcext:value-type="string">
            <text:p>1</text:p>
          </table:table-cell>
          <table:table-cell table:formula="of:=BIN2HEX(COM.MICROSOFT.TEXTJOIN(&quot;&quot;;0;[.Q37];[.R37];[.S37];[.T37];[.U37];[.V37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e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C38];[.D38];[.E38];[.F38];[.G38];[.H38]))" office:value-type="string" office:string-value="0" calcext:value-type="string">
            <text:p>0</text:p>
          </table:table-cell>
          <table:table-cell table:formula="of:=BIN2HEX(COM.MICROSOFT.TEXTJOIN(&quot;&quot;;0;[.J38];[.K38];[.L38];[.M38];[.N38];[.O38]))" office:value-type="string" office:string-value="1" calcext:value-type="string">
            <text:p>1</text:p>
          </table:table-cell>
          <table:table-cell table:formula="of:=BIN2HEX(COM.MICROSOFT.TEXTJOIN(&quot;&quot;;0;[.Q38];[.R38];[.S38];[.T38];[.U38];[.V38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l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C39];[.D39];[.E39];[.F39];[.G39];[.H39]))" office:value-type="string" office:string-value="0" calcext:value-type="string">
            <text:p>0</text:p>
          </table:table-cell>
          <table:table-cell table:formula="of:=BIN2HEX(COM.MICROSOFT.TEXTJOIN(&quot;&quot;;0;[.J39];[.K39];[.L39];[.M39];[.N39];[.O39]))" office:value-type="string" office:string-value="1" calcext:value-type="string">
            <text:p>1</text:p>
          </table:table-cell>
          <table:table-cell table:formula="of:=BIN2HEX(COM.MICROSOFT.TEXTJOIN(&quot;&quot;;0;[.Q39];[.R39];[.S39];[.T39];[.U39];[.V39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e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C40];[.D40];[.E40];[.F40];[.G40];[.H40]))" office:value-type="string" office:string-value="0" calcext:value-type="string">
            <text:p>0</text:p>
          </table:table-cell>
          <table:table-cell table:formula="of:=BIN2HEX(COM.MICROSOFT.TEXTJOIN(&quot;&quot;;0;[.J40];[.K40];[.L40];[.M40];[.N40];[.O40]))" office:value-type="string" office:string-value="1" calcext:value-type="string">
            <text:p>1</text:p>
          </table:table-cell>
          <table:table-cell table:formula="of:=BIN2HEX(COM.MICROSOFT.TEXTJOIN(&quot;&quot;;0;[.Q40];[.R40];[.S40];[.T40];[.U40];[.V40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le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C41];[.D41];[.E41];[.F41];[.G41];[.H41]))" office:value-type="string" office:string-value="0" calcext:value-type="string">
            <text:p>0</text:p>
          </table:table-cell>
          <table:table-cell table:formula="of:=BIN2HEX(COM.MICROSOFT.TEXTJOIN(&quot;&quot;;0;[.J41];[.K41];[.L41];[.M41];[.N41];[.O41]))" office:value-type="string" office:string-value="1" calcext:value-type="string">
            <text:p>1</text:p>
          </table:table-cell>
          <table:table-cell table:formula="of:=BIN2HEX(COM.MICROSOFT.TEXTJOIN(&quot;&quot;;0;[.Q41];[.R41];[.S41];[.T41];[.U41];[.V41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l</text:p>
          </table:table-cell>
          <table:table-cell table:number-columns-repeated="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BIN2HEX(COM.MICROSOFT.TEXTJOIN(&quot;&quot;;0;[.C42];[.D42];[.E42];[.F42];[.G42];[.H42]))" office:value-type="string" office:string-value="0" calcext:value-type="string">
            <text:p>0</text:p>
          </table:table-cell>
          <table:table-cell table:formula="of:=BIN2HEX(COM.MICROSOFT.TEXTJOIN(&quot;&quot;;0;[.J42];[.K42];[.L42];[.M42];[.N42];[.O42]))" office:value-type="string" office:string-value="1" calcext:value-type="string">
            <text:p>1</text:p>
          </table:table-cell>
          <table:table-cell table:formula="of:=BIN2HEX(COM.MICROSOFT.TEXTJOIN(&quot;&quot;;0;[.Q42];[.R42];[.S42];[.T42];[.U42];[.V42]))" office:value-type="string" office:string-value="7" calcext:value-type="string">
            <text:p>7</text:p>
          </table:table-cell>
          <table:table-cell table:number-columns-repeated="163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oad</text:p>
          </table:table-cell>
          <table:table-cell table:number-columns-repeated="21"/>
          <table:table-cell table:formula="of:=BIN2HEX(COM.MICROSOFT.TEXTJOIN(&quot;&quot;;0;[.C43];[.D43];[.E43];[.F43];[.G43];[.H43]))" office:value-type="string" office:string-value="0" calcext:value-type="string">
            <text:p>0</text:p>
          </table:table-cell>
          <table:table-cell table:formula="of:=BIN2HEX(COM.MICROSOFT.TEXTJOIN(&quot;&quot;;0;[.J43];[.K43];[.L43];[.M43];[.N43];[.O43]))" office:value-type="string" office:string-value="0" calcext:value-type="string">
            <text:p>0</text:p>
          </table:table-cell>
          <table:table-cell table:formula="of:=BIN2HEX(COM.MICROSOFT.TEXTJOIN(&quot;&quot;;0;[.Q43];[.R43];[.S43];[.T43];[.U43];[.V43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loadi(adddr)</text:p>
          </table:table-cell>
          <table:table-cell table:number-columns-repeated="21"/>
          <table:table-cell table:formula="of:=BIN2HEX(COM.MICROSOFT.TEXTJOIN(&quot;&quot;;0;[.C44];[.D44];[.E44];[.F44];[.G44];[.H44]))" office:value-type="string" office:string-value="0" calcext:value-type="string">
            <text:p>0</text:p>
          </table:table-cell>
          <table:table-cell table:formula="of:=BIN2HEX(COM.MICROSOFT.TEXTJOIN(&quot;&quot;;0;[.J44];[.K44];[.L44];[.M44];[.N44];[.O44]))" office:value-type="string" office:string-value="0" calcext:value-type="string">
            <text:p>0</text:p>
          </table:table-cell>
          <table:table-cell table:formula="of:=BIN2HEX(COM.MICROSOFT.TEXTJOIN(&quot;&quot;;0;[.Q44];[.R44];[.S44];[.T44];[.U44];[.V44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ore</text:p>
          </table:table-cell>
          <table:table-cell table:number-columns-repeated="21"/>
          <table:table-cell table:formula="of:=BIN2HEX(COM.MICROSOFT.TEXTJOIN(&quot;&quot;;0;[.C45];[.D45];[.E45];[.F45];[.G45];[.H45]))" office:value-type="string" office:string-value="0" calcext:value-type="string">
            <text:p>0</text:p>
          </table:table-cell>
          <table:table-cell table:formula="of:=BIN2HEX(COM.MICROSOFT.TEXTJOIN(&quot;&quot;;0;[.J45];[.K45];[.L45];[.M45];[.N45];[.O45]))" office:value-type="string" office:string-value="0" calcext:value-type="string">
            <text:p>0</text:p>
          </table:table-cell>
          <table:table-cell table:formula="of:=BIN2HEX(COM.MICROSOFT.TEXTJOIN(&quot;&quot;;0;[.Q45];[.R45];[.S45];[.T45];[.U45];[.V45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orei</text:p>
          </table:table-cell>
          <table:table-cell table:number-columns-repeated="21"/>
          <table:table-cell table:formula="of:=BIN2HEX(COM.MICROSOFT.TEXTJOIN(&quot;&quot;;0;[.C46];[.D46];[.E46];[.F46];[.G46];[.H46]))" office:value-type="string" office:string-value="0" calcext:value-type="string">
            <text:p>0</text:p>
          </table:table-cell>
          <table:table-cell table:formula="of:=BIN2HEX(COM.MICROSOFT.TEXTJOIN(&quot;&quot;;0;[.J46];[.K46];[.L46];[.M46];[.N46];[.O46]))" office:value-type="string" office:string-value="0" calcext:value-type="string">
            <text:p>0</text:p>
          </table:table-cell>
          <table:table-cell table:formula="of:=BIN2HEX(COM.MICROSOFT.TEXTJOIN(&quot;&quot;;0;[.Q46];[.R46];[.S46];[.T46];[.U46];[.V46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</text:p>
          </table:table-cell>
          <table:table-cell table:number-columns-repeated="21"/>
          <table:table-cell table:formula="of:=BIN2HEX(COM.MICROSOFT.TEXTJOIN(&quot;&quot;;0;[.C47];[.D47];[.E47];[.F47];[.G47];[.H47]))" office:value-type="string" office:string-value="0" calcext:value-type="string">
            <text:p>0</text:p>
          </table:table-cell>
          <table:table-cell table:formula="of:=BIN2HEX(COM.MICROSOFT.TEXTJOIN(&quot;&quot;;0;[.J47];[.K47];[.L47];[.M47];[.N47];[.O47]))" office:value-type="string" office:string-value="0" calcext:value-type="string">
            <text:p>0</text:p>
          </table:table-cell>
          <table:table-cell table:formula="of:=BIN2HEX(COM.MICROSOFT.TEXTJOIN(&quot;&quot;;0;[.Q47];[.R47];[.S47];[.T47];[.U47];[.V47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ut</text:p>
          </table:table-cell>
          <table:table-cell table:number-columns-repeated="21"/>
          <table:table-cell table:formula="of:=BIN2HEX(COM.MICROSOFT.TEXTJOIN(&quot;&quot;;0;[.C48];[.D48];[.E48];[.F48];[.G48];[.H48]))" office:value-type="string" office:string-value="0" calcext:value-type="string">
            <text:p>0</text:p>
          </table:table-cell>
          <table:table-cell table:formula="of:=BIN2HEX(COM.MICROSOFT.TEXTJOIN(&quot;&quot;;0;[.J48];[.K48];[.L48];[.M48];[.N48];[.O48]))" office:value-type="string" office:string-value="0" calcext:value-type="string">
            <text:p>0</text:p>
          </table:table-cell>
          <table:table-cell table:formula="of:=BIN2HEX(COM.MICROSOFT.TEXTJOIN(&quot;&quot;;0;[.Q48];[.R48];[.S48];[.T48];[.U48];[.V48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2"/>
          <table:table-cell table:formula="of:=BIN2HEX(COM.MICROSOFT.TEXTJOIN(&quot;&quot;;0;[.C49];[.D49];[.E49];[.F49];[.G49];[.H49]))" office:value-type="string" office:string-value="0" calcext:value-type="string">
            <text:p>0</text:p>
          </table:table-cell>
          <table:table-cell table:formula="of:=BIN2HEX(COM.MICROSOFT.TEXTJOIN(&quot;&quot;;0;[.J49];[.K49];[.L49];[.M49];[.N49];[.O49]))" office:value-type="string" office:string-value="0" calcext:value-type="string">
            <text:p>0</text:p>
          </table:table-cell>
          <table:table-cell table:formula="of:=BIN2HEX(COM.MICROSOFT.TEXTJOIN(&quot;&quot;;0;[.Q49];[.R49];[.S49];[.T49];[.U49];[.V49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2"/>
          <table:table-cell table:formula="of:=BIN2HEX(COM.MICROSOFT.TEXTJOIN(&quot;&quot;;0;[.C50];[.D50];[.E50];[.F50];[.G50];[.H50]))" office:value-type="string" office:string-value="0" calcext:value-type="string">
            <text:p>0</text:p>
          </table:table-cell>
          <table:table-cell table:formula="of:=BIN2HEX(COM.MICROSOFT.TEXTJOIN(&quot;&quot;;0;[.J50];[.K50];[.L50];[.M50];[.N50];[.O50]))" office:value-type="string" office:string-value="0" calcext:value-type="string">
            <text:p>0</text:p>
          </table:table-cell>
          <table:table-cell table:formula="of:=BIN2HEX(COM.MICROSOFT.TEXTJOIN(&quot;&quot;;0;[.Q50];[.R50];[.S50];[.T50];[.U50];[.V50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</text:p>
          </table:table-cell>
          <table:table-cell table:number-columns-repeated="21"/>
          <table:table-cell table:formula="of:=BIN2HEX(COM.MICROSOFT.TEXTJOIN(&quot;&quot;;0;[.C51];[.D51];[.E51];[.F51];[.G51];[.H51]))" office:value-type="string" office:string-value="0" calcext:value-type="string">
            <text:p>0</text:p>
          </table:table-cell>
          <table:table-cell table:formula="of:=BIN2HEX(COM.MICROSOFT.TEXTJOIN(&quot;&quot;;0;[.J51];[.K51];[.L51];[.M51];[.N51];[.O51]))" office:value-type="string" office:string-value="0" calcext:value-type="string">
            <text:p>0</text:p>
          </table:table-cell>
          <table:table-cell table:formula="of:=BIN2HEX(COM.MICROSOFT.TEXTJOIN(&quot;&quot;;0;[.Q51];[.R51];[.S51];[.T51];[.U51];[.V51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2"/>
          <table:table-cell table:formula="of:=BIN2HEX(COM.MICROSOFT.TEXTJOIN(&quot;&quot;;0;[.C52];[.D52];[.E52];[.F52];[.G52];[.H52]))" office:value-type="string" office:string-value="0" calcext:value-type="string">
            <text:p>0</text:p>
          </table:table-cell>
          <table:table-cell table:formula="of:=BIN2HEX(COM.MICROSOFT.TEXTJOIN(&quot;&quot;;0;[.J52];[.K52];[.L52];[.M52];[.N52];[.O52]))" office:value-type="string" office:string-value="0" calcext:value-type="string">
            <text:p>0</text:p>
          </table:table-cell>
          <table:table-cell table:formula="of:=BIN2HEX(COM.MICROSOFT.TEXTJOIN(&quot;&quot;;0;[.Q52];[.R52];[.S52];[.T52];[.U52];[.V52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2"/>
          <table:table-cell table:formula="of:=BIN2HEX(COM.MICROSOFT.TEXTJOIN(&quot;&quot;;0;[.C53];[.D53];[.E53];[.F53];[.G53];[.H53]))" office:value-type="string" office:string-value="0" calcext:value-type="string">
            <text:p>0</text:p>
          </table:table-cell>
          <table:table-cell table:formula="of:=BIN2HEX(COM.MICROSOFT.TEXTJOIN(&quot;&quot;;0;[.J53];[.K53];[.L53];[.M53];[.N53];[.O53]))" office:value-type="string" office:string-value="0" calcext:value-type="string">
            <text:p>0</text:p>
          </table:table-cell>
          <table:table-cell table:formula="of:=BIN2HEX(COM.MICROSOFT.TEXTJOIN(&quot;&quot;;0;[.Q53];[.R53];[.S53];[.T53];[.U53];[.V53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2"/>
          <table:table-cell table:formula="of:=BIN2HEX(COM.MICROSOFT.TEXTJOIN(&quot;&quot;;0;[.C54];[.D54];[.E54];[.F54];[.G54];[.H54]))" office:value-type="string" office:string-value="0" calcext:value-type="string">
            <text:p>0</text:p>
          </table:table-cell>
          <table:table-cell table:formula="of:=BIN2HEX(COM.MICROSOFT.TEXTJOIN(&quot;&quot;;0;[.J54];[.K54];[.L54];[.M54];[.N54];[.O54]))" office:value-type="string" office:string-value="0" calcext:value-type="string">
            <text:p>0</text:p>
          </table:table-cell>
          <table:table-cell table:formula="of:=BIN2HEX(COM.MICROSOFT.TEXTJOIN(&quot;&quot;;0;[.Q54];[.R54];[.S54];[.T54];[.U54];[.V54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2"/>
          <table:table-cell table:formula="of:=BIN2HEX(COM.MICROSOFT.TEXTJOIN(&quot;&quot;;0;[.C55];[.D55];[.E55];[.F55];[.G55];[.H55]))" office:value-type="string" office:string-value="0" calcext:value-type="string">
            <text:p>0</text:p>
          </table:table-cell>
          <table:table-cell table:formula="of:=BIN2HEX(COM.MICROSOFT.TEXTJOIN(&quot;&quot;;0;[.J55];[.K55];[.L55];[.M55];[.N55];[.O55]))" office:value-type="string" office:string-value="0" calcext:value-type="string">
            <text:p>0</text:p>
          </table:table-cell>
          <table:table-cell table:formula="of:=BIN2HEX(COM.MICROSOFT.TEXTJOIN(&quot;&quot;;0;[.Q55];[.R55];[.S55];[.T55];[.U55];[.V55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2"/>
          <table:table-cell table:formula="of:=BIN2HEX(COM.MICROSOFT.TEXTJOIN(&quot;&quot;;0;[.C56];[.D56];[.E56];[.F56];[.G56];[.H56]))" office:value-type="string" office:string-value="0" calcext:value-type="string">
            <text:p>0</text:p>
          </table:table-cell>
          <table:table-cell table:formula="of:=BIN2HEX(COM.MICROSOFT.TEXTJOIN(&quot;&quot;;0;[.J56];[.K56];[.L56];[.M56];[.N56];[.O56]))" office:value-type="string" office:string-value="0" calcext:value-type="string">
            <text:p>0</text:p>
          </table:table-cell>
          <table:table-cell table:formula="of:=BIN2HEX(COM.MICROSOFT.TEXTJOIN(&quot;&quot;;0;[.Q56];[.R56];[.S56];[.T56];[.U56];[.V56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2"/>
          <table:table-cell table:formula="of:=BIN2HEX(COM.MICROSOFT.TEXTJOIN(&quot;&quot;;0;[.C57];[.D57];[.E57];[.F57];[.G57];[.H57]))" office:value-type="string" office:string-value="0" calcext:value-type="string">
            <text:p>0</text:p>
          </table:table-cell>
          <table:table-cell table:formula="of:=BIN2HEX(COM.MICROSOFT.TEXTJOIN(&quot;&quot;;0;[.J57];[.K57];[.L57];[.M57];[.N57];[.O57]))" office:value-type="string" office:string-value="0" calcext:value-type="string">
            <text:p>0</text:p>
          </table:table-cell>
          <table:table-cell table:formula="of:=BIN2HEX(COM.MICROSOFT.TEXTJOIN(&quot;&quot;;0;[.Q57];[.R57];[.S57];[.T57];[.U57];[.V57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2"/>
          <table:table-cell table:formula="of:=BIN2HEX(COM.MICROSOFT.TEXTJOIN(&quot;&quot;;0;[.C58];[.D58];[.E58];[.F58];[.G58];[.H58]))" office:value-type="string" office:string-value="0" calcext:value-type="string">
            <text:p>0</text:p>
          </table:table-cell>
          <table:table-cell table:formula="of:=BIN2HEX(COM.MICROSOFT.TEXTJOIN(&quot;&quot;;0;[.J58];[.K58];[.L58];[.M58];[.N58];[.O58]))" office:value-type="string" office:string-value="0" calcext:value-type="string">
            <text:p>0</text:p>
          </table:table-cell>
          <table:table-cell table:formula="of:=BIN2HEX(COM.MICROSOFT.TEXTJOIN(&quot;&quot;;0;[.Q58];[.R58];[.S58];[.T58];[.U58];[.V58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2"/>
          <table:table-cell table:formula="of:=BIN2HEX(COM.MICROSOFT.TEXTJOIN(&quot;&quot;;0;[.C59];[.D59];[.E59];[.F59];[.G59];[.H59]))" office:value-type="string" office:string-value="0" calcext:value-type="string">
            <text:p>0</text:p>
          </table:table-cell>
          <table:table-cell table:formula="of:=BIN2HEX(COM.MICROSOFT.TEXTJOIN(&quot;&quot;;0;[.J59];[.K59];[.L59];[.M59];[.N59];[.O59]))" office:value-type="string" office:string-value="0" calcext:value-type="string">
            <text:p>0</text:p>
          </table:table-cell>
          <table:table-cell table:formula="of:=BIN2HEX(COM.MICROSOFT.TEXTJOIN(&quot;&quot;;0;[.Q59];[.R59];[.S59];[.T59];[.U59];[.V59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2"/>
          <table:table-cell table:formula="of:=BIN2HEX(COM.MICROSOFT.TEXTJOIN(&quot;&quot;;0;[.C60];[.D60];[.E60];[.F60];[.G60];[.H60]))" office:value-type="string" office:string-value="0" calcext:value-type="string">
            <text:p>0</text:p>
          </table:table-cell>
          <table:table-cell table:formula="of:=BIN2HEX(COM.MICROSOFT.TEXTJOIN(&quot;&quot;;0;[.J60];[.K60];[.L60];[.M60];[.N60];[.O60]))" office:value-type="string" office:string-value="0" calcext:value-type="string">
            <text:p>0</text:p>
          </table:table-cell>
          <table:table-cell table:formula="of:=BIN2HEX(COM.MICROSOFT.TEXTJOIN(&quot;&quot;;0;[.Q60];[.R60];[.S60];[.T60];[.U60];[.V60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2"/>
          <table:table-cell table:formula="of:=BIN2HEX(COM.MICROSOFT.TEXTJOIN(&quot;&quot;;0;[.C61];[.D61];[.E61];[.F61];[.G61];[.H61]))" office:value-type="string" office:string-value="0" calcext:value-type="string">
            <text:p>0</text:p>
          </table:table-cell>
          <table:table-cell table:formula="of:=BIN2HEX(COM.MICROSOFT.TEXTJOIN(&quot;&quot;;0;[.J61];[.K61];[.L61];[.M61];[.N61];[.O61]))" office:value-type="string" office:string-value="0" calcext:value-type="string">
            <text:p>0</text:p>
          </table:table-cell>
          <table:table-cell table:formula="of:=BIN2HEX(COM.MICROSOFT.TEXTJOIN(&quot;&quot;;0;[.Q61];[.R61];[.S61];[.T61];[.U61];[.V61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2"/>
          <table:table-cell table:formula="of:=BIN2HEX(COM.MICROSOFT.TEXTJOIN(&quot;&quot;;0;[.C62];[.D62];[.E62];[.F62];[.G62];[.H62]))" office:value-type="string" office:string-value="0" calcext:value-type="string">
            <text:p>0</text:p>
          </table:table-cell>
          <table:table-cell table:formula="of:=BIN2HEX(COM.MICROSOFT.TEXTJOIN(&quot;&quot;;0;[.J62];[.K62];[.L62];[.M62];[.N62];[.O62]))" office:value-type="string" office:string-value="0" calcext:value-type="string">
            <text:p>0</text:p>
          </table:table-cell>
          <table:table-cell table:formula="of:=BIN2HEX(COM.MICROSOFT.TEXTJOIN(&quot;&quot;;0;[.Q62];[.R62];[.S62];[.T62];[.U62];[.V62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2"/>
          <table:table-cell table:formula="of:=BIN2HEX(COM.MICROSOFT.TEXTJOIN(&quot;&quot;;0;[.C63];[.D63];[.E63];[.F63];[.G63];[.H63]))" office:value-type="string" office:string-value="0" calcext:value-type="string">
            <text:p>0</text:p>
          </table:table-cell>
          <table:table-cell table:formula="of:=BIN2HEX(COM.MICROSOFT.TEXTJOIN(&quot;&quot;;0;[.J63];[.K63];[.L63];[.M63];[.N63];[.O63]))" office:value-type="string" office:string-value="0" calcext:value-type="string">
            <text:p>0</text:p>
          </table:table-cell>
          <table:table-cell table:formula="of:=BIN2HEX(COM.MICROSOFT.TEXTJOIN(&quot;&quot;;0;[.Q63];[.R63];[.S63];[.T63];[.U63];[.V63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2"/>
          <table:table-cell table:formula="of:=BIN2HEX(COM.MICROSOFT.TEXTJOIN(&quot;&quot;;0;[.C64];[.D64];[.E64];[.F64];[.G64];[.H64]))" office:value-type="string" office:string-value="0" calcext:value-type="string">
            <text:p>0</text:p>
          </table:table-cell>
          <table:table-cell table:formula="of:=BIN2HEX(COM.MICROSOFT.TEXTJOIN(&quot;&quot;;0;[.J64];[.K64];[.L64];[.M64];[.N64];[.O64]))" office:value-type="string" office:string-value="0" calcext:value-type="string">
            <text:p>0</text:p>
          </table:table-cell>
          <table:table-cell table:formula="of:=BIN2HEX(COM.MICROSOFT.TEXTJOIN(&quot;&quot;;0;[.Q64];[.R64];[.S64];[.T64];[.U64];[.V64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2"/>
          <table:table-cell table:formula="of:=BIN2HEX(COM.MICROSOFT.TEXTJOIN(&quot;&quot;;0;[.C65];[.D65];[.E65];[.F65];[.G65];[.H65]))" office:value-type="string" office:string-value="0" calcext:value-type="string">
            <text:p>0</text:p>
          </table:table-cell>
          <table:table-cell table:formula="of:=BIN2HEX(COM.MICROSOFT.TEXTJOIN(&quot;&quot;;0;[.J65];[.K65];[.L65];[.M65];[.N65];[.O65]))" office:value-type="string" office:string-value="0" calcext:value-type="string">
            <text:p>0</text:p>
          </table:table-cell>
          <table:table-cell table:formula="of:=BIN2HEX(COM.MICROSOFT.TEXTJOIN(&quot;&quot;;0;[.Q65];[.R65];[.S65];[.T65];[.U65];[.V65]))" office:value-type="string" office:string-value="0" calcext:value-type="string">
            <text:p>0</text:p>
          </table:table-cell>
          <table:table-cell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2"/>
          <table:table-cell table:formula="of:=BIN2HEX(COM.MICROSOFT.TEXTJOIN(&quot;&quot;;0;[.C66];[.D66];[.E66];[.F66];[.G66];[.H66]))" office:value-type="string" office:string-value="0" calcext:value-type="string">
            <text:p>0</text:p>
          </table:table-cell>
          <table:table-cell table:formula="of:=BIN2HEX(COM.MICROSOFT.TEXTJOIN(&quot;&quot;;0;[.J66];[.K66];[.L66];[.M66];[.N66];[.O66]))" office:value-type="string" office:string-value="0" calcext:value-type="string">
            <text:p>0</text:p>
          </table:table-cell>
          <table:table-cell table:formula="of:=BIN2HEX(COM.MICROSOFT.TEXTJOIN(&quot;&quot;;0;[.Q66];[.R66];[.S66];[.T66];[.U66];[.V66]))" office:value-type="string" office:string-value="0" calcext:value-type="string">
            <text:p>0</text:p>
          </table:table-cell>
          <table:table-cell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2" style:volatile="true">
      <number:text loext:blank-width-char="-"> </number:text>
      <number:fill-character> </number:fill-character>
      <number:text loext:blank-width-char="-1">-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2" style:volatile="true">
      <number:text loext:blank-width-char="-"> £</number:text>
      <number:fill-character> </number:fill-character>
      <number:text loext:blank-width-char="-1">-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ihad</meta:initial-creator>
    <meta:creation-date>2024-03-21T14:14:11</meta:creation-date>
    <dc:date>2024-03-21T18:04:14.968009209</dc:date>
    <meta:generator>LibreOffice/24.2.0.3$Linux_X86_64 LibreOffice_project/420$Build-3</meta:generator>
    <meta:editing-duration>PT20M10S</meta:editing-duration>
    <meta:editing-cycles>2</meta:editing-cycles>
    <meta:document-statistic meta:table-count="1" meta:cell-count="993" meta:object-count="0"/>
    <meta:user-defined meta:name="ICV"/>
    <meta:user-defined meta:name="KSOProductBuildVer">1033-11.1.0.11698</meta:user-defined>
  </office:meta>
</office:document-meta>
</file>